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 Light" svg:font-family="'Comfortaa Light'" style:font-adornments="Regular"/>
    <style:font-face style:name="Comfortaa Light1" svg:font-family="'Comfortaa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fortaa Light1" fo:font-size="21pt" style:text-underline-style="solid" style:text-underline-width="auto" style:text-underline-color="font-color" fo:font-weight="bold" officeooo:rsid="001141a8" officeooo:paragraph-rsid="001141a8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mfortaa Light1" officeooo:rsid="001271dd" officeooo:paragraph-rsid="001271dd"/>
    </style:style>
    <style:style style:name="P3" style:family="paragraph" style:parent-style-name="Standard">
      <style:paragraph-properties fo:text-align="justify" style:justify-single-word="false"/>
      <style:text-properties style:font-name="Comfortaa Light1" officeooo:rsid="000f8555" officeooo:paragraph-rsid="000f8555"/>
    </style:style>
    <style:style style:name="P4" style:family="paragraph" style:parent-style-name="Standard">
      <style:paragraph-properties fo:text-align="justify" style:justify-single-word="false"/>
      <style:text-properties style:font-name="Comfortaa Light1"/>
    </style:style>
    <style:style style:name="P5" style:family="paragraph" style:parent-style-name="Standard">
      <style:paragraph-properties fo:text-align="justify" style:justify-single-word="false"/>
      <style:text-properties style:font-name="Comfortaa Light" officeooo:rsid="000f8555" officeooo:paragraph-rsid="000f8555" style:font-name-asian="Comfortaa Light" style:font-name-complex="Comfortaa Light"/>
    </style:style>
    <style:style style:name="T1" style:family="text">
      <style:text-properties officeooo:rsid="000da3fe"/>
    </style:style>
    <style:style style:name="T2" style:family="text">
      <style:text-properties officeooo:rsid="000f8555"/>
    </style:style>
    <style:style style:name="T3" style:family="text">
      <style:text-properties style:font-name="Comfortaa Light" style:font-name-asian="Comfortaa Light" style:font-name-complex="Comfortaa Light"/>
    </style:style>
    <style:style style:name="T4" style:family="text">
      <style:text-properties style:font-name="Comfortaa Light" officeooo:rsid="0013ef61" style:font-name-asian="Comfortaa Light" style:font-name-complex="Comfortaa Light"/>
    </style:style>
    <style:style style:name="T5" style:family="text">
      <style:text-properties style:font-name="Comfortaa Light" officeooo:rsid="00146de2" style:font-name-asian="Comfortaa Light" style:font-name-complex="Comfortaa Light"/>
    </style:style>
    <style:style style:name="T6" style:family="text">
      <style:text-properties style:font-name="Comfortaa Light" officeooo:rsid="0014d775" style:font-name-asian="Comfortaa Light" style:font-name-complex="Comfortaa Light"/>
    </style:style>
    <style:style style:name="T7" style:family="text">
      <style:text-properties style:font-name="Comfortaa Light" officeooo:rsid="0016be0c" style:font-name-asian="Comfortaa Light" style:font-name-complex="Comfortaa Ligh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n°1</text:p>
      <text:p text:style-name="P4"><text:tab/><text:span text:style-name="T1">Lors de cette SAE, Nous avons dû trouver une solution afin de pouvoir utiliser les systèmes mis en places à l’IUT. Par exemple, nous devions trouver une manière d’utiliser un terminal Linux, afin de pouvoir s’entraîner aux commandes Bash. Cette tâche était la plus importante la SAE, </text:span><text:span text:style-name="T2">et nous avions 4 options possibles afin d’arriver à ce but :</text:span></text:p>
      <text:p text:style-name="P5"><text:tab/>∙ Installer Linux sur un ordinateur </text:p>
      <text:p text:style-name="P5"><text:tab/>∙ Installer Linux en dual boot sur un ordinateur</text:p>
      <text:p text:style-name="P5"><text:tab/>∙ Installer une machine virtuelle Linux</text:p>
      <text:p text:style-name="P5"><text:tab/>∙ Utiliser WSL2</text:p>
      <text:p text:style-name="P3"><text:span text:style-name="T3"/></text:p>
      <text:p text:style-name="P2"><text:span text:style-name="T3">De mon côté, j’ai déjà un ordinateur qui utilise une distribution Debian, mais l’ayant installé il y à plusieurs années, j’ai choisi de refaire une machine virtuelle avec </text:span><text:span text:style-name="T4">V</text:span><text:span text:style-name="T3">i</text:span><text:span text:style-name="T4">rt</text:span><text:span text:style-name="T3">ual </text:span><text:span text:style-name="T4">B</text:span><text:span text:style-name="T3">ox. </text:span><text:span text:style-name="T4">J’ai donc utilisé une machine virtuelle Xubuntu. Une fois cette machine installée, il fallait être sur que l’on pouvait l’utiliser et qu’elle fonctionnait correctement. De plus, </text:span><text:span text:style-name="T5">il fallait pouvoir utiliser le terminal Linux, dans lequel on devait montrer que python était bien installé en exécutant un programme simple dans </text:span><text:span text:style-name="T7">ce</text:span><text:span text:style-name="T5"> terminal. Aussi, nous devions </text:span><text:span text:style-name="T6">compiler</text:span><text:span text:style-name="T5"> un </text:span><text:span text:style-name="T6">exécutable Java, et faire tourner un programme docker simple. Enfin, il fallait montrer que nous savions utiliser les synchronisations entre Github et VSCod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 Light" svg:font-family="'Comfortaa Light'" style:font-adornments="Regular"/>
    <style:font-face style:name="Comfortaa Light1" svg:font-family="'Comfortaa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03:43.071603115</meta:creation-date>
    <dc:date>2024-10-01T15:39:35.939011682</dc:date>
    <meta:editing-duration>PT2H9M28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7" meta:word-count="194" meta:character-count="1205" meta:non-whitespace-character-count="1012"/>
  </office:meta>
</office:document-meta>
</file>